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style>
    <style:style style:name="P2"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3" style:family="paragraph" style:parent-style-name="Subtitle"/>
    <style:style style:name="P4" style:family="paragraph" style:parent-style-name="Subtitle">
      <style:paragraph-properties fo:margin-top="0in" fo:margin-bottom="0.8335in"/>
    </style:style>
    <style:style style:name="P5" style:family="paragraph" style:parent-style-name="Paragraph"/>
    <style:style style:name="P6" style:family="paragraph" style:parent-style-name="heading_20_1" style:list-style-name="RTF_5f_Num_20_4">
      <style:paragraph-properties fo:margin-left="0in" fo:margin-right="0in" fo:text-indent="0in" style:auto-text-indent="false">
        <style:tab-stops/>
      </style:paragraph-properties>
    </style:style>
    <style:style style:name="P7" style:family="paragraph" style:parent-style-name="heading_20_2" style:list-style-name="RTF_5f_Num_20_4">
      <style:paragraph-properties fo:margin-left="0in" fo:margin-right="0in" fo:text-indent="0in" style:auto-text-indent="false">
        <style:tab-stops/>
      </style:paragraph-properties>
    </style:style>
    <style:style style:name="P8" style:family="paragraph" style:parent-style-name="List_20_Bullet" style:list-style-name="RTF_5f_Num_20_5">
      <style:paragraph-properties fo:margin-left="0in" fo:margin-right="0in" fo:text-indent="0in" style:auto-text-indent="false">
        <style:tab-stops/>
      </style:paragraph-properties>
    </style:style>
    <style:style style:name="P9" style:family="paragraph" style:parent-style-name="ParaContd"/>
    <style:style style:name="P10" style:family="paragraph" style:parent-style-name="FunctionHdr"/>
    <style:style style:name="P11" style:family="paragraph" style:parent-style-name="ParaIndent"/>
    <style:style style:name="P12" style:family="paragraph" style:parent-style-name="heading_20_3" style:list-style-name="RTF_5f_Num_20_4">
      <style:paragraph-properties fo:margin-left="0in" fo:margin-right="0in" fo:text-indent="0in" style:auto-text-indent="false">
        <style:tab-stops/>
      </style:paragraph-properties>
    </style:style>
    <style:style style:name="P13" style:family="paragraph" style:parent-style-name="List_20_Bullet_20_Indent" style:list-style-name="RTF_5f_Num_20_3">
      <style:paragraph-properties fo:margin-left="0in" fo:margin-right="0in" fo:text-indent="0in" style:auto-text-indent="false">
        <style:tab-stops/>
      </style:paragraph-properties>
    </style:style>
    <style:style style:name="P14" style:family="paragraph" style:parent-style-name="FunctionHdr">
      <style:paragraph-properties>
        <style:tab-stops>
          <style:tab-stop style:position="0.5835in"/>
          <style:tab-stop style:position="1.8126in"/>
          <style:tab-stop style:position="3.5in"/>
        </style:tab-stops>
      </style:paragraph-properties>
    </style:style>
    <style:style style:name="P15" style:family="paragraph" style:parent-style-name="CCode"/>
    <style:style style:name="P16" style:family="paragraph" style:parent-style-name="ParaIndent">
      <style:paragraph-properties fo:margin-left="1in" fo:margin-right="0in" fo:text-indent="0in" style:auto-text-indent="false"/>
      <style:text-properties style:font-name="Arial" fo:font-size="18pt" style:font-name-asian="Arial" style:font-size-asian="18pt" style:font-name-complex="Arial" style:font-size-complex="18pt"/>
    </style:style>
    <style:style style:name="P17"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18" style:family="paragraph" style:parent-style-name="Standard">
      <style:paragraph-properties fo:margin-left="0.5in" fo:margin-right="0in" fo:text-indent="-0.5in" style:auto-text-indent="false">
        <style:tab-stops/>
      </style:paragraph-properties>
    </style:style>
    <style:style style:name="P19" style:family="paragraph" style:parent-style-name="ParaContd">
      <style:paragraph-properties fo:margin-top="0in" fo:margin-bottom="0in"/>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fo:color="#0000ff"/>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phite API Version 2" text:name="TITLE"/>
        <text:user-field-decl office:value-type="string" office:string-value="Sharon Correll" text:name="AUTHOR"/>
        <text:user-field-decl office:value-type="string" office:string-value="Segment, SegmentPainter, and Justifier" text:name="SUBJECT"/>
        <text:user-field-decl office:value-type="string" office:string-value="V2 Segment Interface.rtf" text:name="FILENAME"/>
      </text:user-field-decls>
      <text:h text:style-name="P1" text:outline-level="1" text:is-list-header="true"><text:user-field-get text:name="TITLE">Graphite API Version 2</text:user-field-get></text:h>
      <text:h text:style-name="P2" text:outline-level="1" text:is-list-header="true"><text:user-field-get text:name="SUBJECT">Segment, SegmentPainter, and Justifier</text:user-field-get></text:h>
      <text:h text:style-name="P3" text:outline-level="2" text:is-list-header="true"><text:user-field-get text:name="AUTHOR">Sharon Correll</text:user-field-get></text:h>
      <text:h text:style-name="P3" text:outline-level="2" text:is-list-header="true">Version 1.2</text:h>
      <text:h text:style-name="P4" text:outline-level="2" text:is-list-header="true">Copyright © 2005-2007 <text:s/>by SIL International</text:h>
      <text:p text:style-name="P5">This paper describes the aspects of the Graphite API for version 2 of the Graphite open-source package, specifically those parts that relate to creating and using segments.</text:p>
      <text:p text:style-name="P5"/>
      <text:list text:style-name="RTF_5f_Num_20_4">
        <text:list-item>
          <text:h text:style-name="P6" text:outline-level="1">Overview</text:h>
        </text:list-item>
      </text:list>
      <text:p text:style-name="P5">A Segment is an object that represents up to a line of rendered text that can appropriately be displayed by a single font using a single size. The client application asks Graphite to generate a sequence of segments which it lays out into a paragraph. Some lines of the paragraph will require several segments; a separate segment is required to handle changes of certain properties such as font face, size, bold, italic, and others. (See the TextSource interface document for a complete discussion.)</text:p>
      <text:p text:style-name="P5">Each segment consists primarily of positioned glyphs and a mapping between the glyphs and the underlying characters.</text:p>
      <text:p text:style-name="P5">The SegmentPainter class provides capabilities for operations such as drawing and handling selections. A basic implementation is provided; a client may wish to subclass SegmentPainter or alternatively implement its own approach to drawing, mouse clicks, and highlighting.</text:p>
      <text:list text:style-name="RTF_5f_Num_20_4" text:continue-numbering="true">
        <text:list-item>
          <text:list text:continue-numbering="true">
            <text:list-item>
              <text:h text:style-name="P7" text:outline-level="2">Changes from version 1 interface</text:h>
            </text:list-item>
          </text:list>
        </text:list-item>
      </text:list>
      <text:p text:style-name="P5">The current GrSegment class is replaced by two classes. The new Segment class corresponds to the current one, but contains only methods to get information about glyphs and their positions. Instead of a full device-context-quality object like GrGraphics, it simply uses information about DPI and point size (taken from the font) so that it can perform basic coordinate-system transformations. The earlier ability to ask a segment for its glyphs and their positions will be enhanced signficantly. Also, the new Segment records its starting character index in the text-source, which will allow removal of the many places this information needed to passed in the current version.</text:p>
      <text:p text:style-name="P5">A new class, SegmentPainter, is used to handle all the behaviors related specifically to drawing. SegmentPainter can be subclassed by applications or platforms as needed to provide varying approaches to drawing, highlighting selections, etc.</text:p>
      <text:p text:style-name="P5">The methods no longer return GrResult values; instead exceptions will be thrown. COM-based callers must catch the exceptions and return the appropriate HRESULT.</text:p>
      <text:p text:style-name="P5">Notice we’re proposing a change in naming conventions. Classes will continue to start with uppercase, but methods and functions will begin with lowercase.</text:p>
      <text:p text:style-name="P5">The following methods will no longer be implemented on Segment but on Font instead:</text:p>
      <text:list text:style-name="RTF_5f_Num_20_5">
        <text:list-item>
          <text:p text:style-name="P8">Ascent</text:p>
        </text:list-item>
        <text:list-item>
          <text:p text:style-name="P8">Descent</text:p>
        </text:list-item>
        <text:list-item>
          <text:p text:style-name="P8">Height</text:p>
        </text:list-item>
      </text:list>
      <text:p text:style-name="P9">The following methods are no longer supported:</text:p>
      <text:list text:style-name="RTF_5f_Num_20_5">
        <text:list-item>
          <text:p text:style-name="P8">Recompute – currently not used.</text:p>
        </text:list-item>
        <text:list-item>
          <text:p text:style-name="P8">get_WritingSystem – very FieldWorks specific, and obsolete anyway.</text:p>
        </text:list-item>
        <text:list-item>
          <text:p text:style-name="P8">get_StartBreakWeight – currently not used.</text:p>
        </text:list-item>
        <text:list-item>
          <text:p text:style-name="P8">get_LimInterest – current not used.</text:p>
        </text:list-item>
        <text:list-item>
          <text:p text:style-name="P8">getActualWidth</text:p>
        </text:list-item>
      </text:list>
      <text:list text:style-name="RTF_5f_Num_20_4" text:continue-numbering="true">
        <text:list-item>
          <text:list text:continue-numbering="true">
            <text:list-item>
              <text:h text:style-name="P7" text:outline-level="2">Thread-safety issues</text:h>
            </text:list-item>
          </text:list>
        </text:list-item>
      </text:list>
      <text:p text:style-name="P5">The<text:span text:style-name="T1"> Segment::setTextSourceOffset </text:span>method changes the internal value of a Segment. Multi-threaded clients will need to lock the segment when calling this method to ensure thread safety.</text:p>
      <text:p text:style-name="P5">A client that implements its own version of SegmentPainter must cache any data from the segment when initially creating the object or else lock the object when calling any method that can potentially modify the cache.</text:p>
      <text:list text:style-name="RTF_5f_Num_20_4" text:continue-numbering="true">
        <text:list-item>
          <text:h text:style-name="P6" text:outline-level="1">Segment</text:h>
        </text:list-item>
      </text:list>
      <text:p text:style-name="P5">Note that all character indices in the Segment interface (<text:span text:style-name="T1">toffset</text:span> values) are in terms of the encoding form specified by the<text:span text:style-name="T1"> TextSource::utfFormat </text:span>method.</text:p>
      <text:list text:style-name="RTF_5f_Num_20_4" text:continue-numbering="true">
        <text:list-item>
          <text:list text:continue-numbering="true">
            <text:list-item>
              <text:h text:style-name="P7" text:outline-level="2">Creation</text:h>
            </text:list-item>
          </text:list>
        </text:list-item>
      </text:list>
      <text:p text:style-name="P5">There are several different ways to create segments. Each of these is represented by a distinct subclass; the constructors of the subclasses provide distinctive methods to call to generate segments.</text:p>
      <text:p text:style-name="P5">All constructors throw exceptions if the Font or TextSource is NULL. If an error occurs while generating the segment, an error will be thrown if the “dumb fallback” layout parameter is false; otherwise an exception will be thrown.</text:p>
      <text:p text:style-name="P10"><text:span text:style-name="T2">LineFillSegment</text:span>(<text:line-break/>Font * graphiteFont,<text:line-break/>TextSource * textSource,<text:line-break/>LayoutEnvironment * layout,<text:line-break/>toffset startChar,<text:line-break/>toffset stopChar,<text:line-break/>float maxWidth,<text:line-break/>bool backtracking = false)</text:p>
      <text:p text:style-name="P11">This constructor fits as much text on the line as possible, finding a reasonable break point if necessary. (It takes the place of<text:span text:style-name="T1"> GrEngine::FindBreakPoint/WJust</text:span>.)</text:p>
      <text:p text:style-name="P11">The <text:span text:style-name="T1">backtracking</text:span> flag is used in the situation where the client application has discovered that a previously created segment (generally created by<text:span text:style-name="T1"> LineFillSegment</text:span>) was terminated at an invalid location, and so needs to make a shorter segment.</text:p>
      <text:p text:style-name="P10"><text:span text:style-name="T2">RangeSegment</text:span>( <text:line-break/>Font * graphiteFont,<text:line-break/>TextSource * textSource,<text:line-break/>LayoutEnvironment * layout,<text:line-break/>toffset startChar = 0,<text:line-break/>toffset stopChar = kPosInfinity)</text:p>
      <text:p text:style-name="P11">This constructor creates a segment representing the given range of characters. (It takes the place of <text:span text:style-name="T1">GrEngine::MakeMeasuredSegment</text:span> and <text:span text:style-name="T1">GrEngine::Make­SegmentFromRange</text:span>.)</text:p>
      <text:list text:style-name="RTF_5f_Num_20_4" text:continue-numbering="true">
        <text:list-item>
          <text:list text:continue-numbering="true">
            <text:list-item>
              <text:list text:continue-numbering="true">
                <text:list-item>
                  <text:h text:style-name="P12" text:outline-level="3">LayoutEnvironment</text:h>
                </text:list-item>
              </text:list>
            </text:list-item>
          </text:list>
        </text:list-item>
      </text:list>
      <text:p text:style-name="P5">A LayoutEnvironment encapsulates the various parameters that are needed by the segment constructors. For each parameter there is a setter and getter method. The setter methods are called by the client; the getters are called by Graphite to retrieve the value of the parameter.</text:p>
      <text:p text:style-name="P5">For all of the constructors, if NULL is passed as the layout argument, Graphite will supply a default environment.</text:p>
      <text:p text:style-name="P10"><text:span text:style-name="T2">LayoutEnvironment</text:span>(<text:line-break/>bool startOfLine = true,<text:line-break/>bool endOfLine = true,<text:line-break/>LineBrk bestBreak = klbWsBreak,<text:line-break/>LineBrk worstBreak = klbClipBreak,<text:line-break/>bool paraRtl = false,<text:line-break/>TrWsHandling twsh = ktwshAll,<text:line-break/>Segment * prevSegment = NULL,<text:line-break/>std::ostream loggingStream = NULL,<text:line-break/>bool dumbFallback = false)</text:p>
      <text:p text:style-name="P10">void <text:span text:style-name="T2">setStartOfLine</text:span>(bool fStart)</text:p>
      <text:p text:style-name="P10">bool <text:span text:style-name="T2">startOfLine</text:span>()</text:p>
      <text:p text:style-name="P11">Used to indicate whether this segment is the first on the line. Default is true.</text:p>
      <text:p text:style-name="P11">Note that when creating segments that are not first on the line,<text:span text:style-name="T1"> setWorstBreak </text:span>should generally be called to set the worst-case breakweight to something more stringent than klbClipBreak.</text:p>
      <text:p text:style-name="P10">void <text:span text:style-name="T2">setEndOfLine</text:span>(bool fEnd)</text:p>
      <text:p text:style-name="P10">bool <text:span text:style-name="T2">endOfLine</text:span>()</text:p>
      <text:p text:style-name="P5">Used to indicate whether this segment is the last on the line. Default is true.</text:p>
      <text:p text:style-name="P10">void <text:span text:style-name="T2">setBestBreak</text:span>(LineBrk bestBreak)</text:p>
      <text:p text:style-name="P10">LineBreak <text:span text:style-name="T2">bestBreak</text:span>()</text:p>
      <text:p text:style-name="P11">Used to indicate what kind of breaks are permitted in in the<text:span text:style-name="T1"> LineFillSegment </text:span>constructor. The default value is klbWordBreak. </text:p>
      <text:p text:style-name="P10">void <text:span text:style-name="T2">setWorstBreak</text:span>(LineBrk worstBreak)</text:p>
      <text:p text:style-name="P10">LineBreak <text:span text:style-name="T2">worstBreak</text:span>()</text:p>
      <text:p text:style-name="P11">Used to indicate the worst-case breakweight permitted in the<text:span text:style-name="T1"> LineFillSegment </text:span>constructor. The default value is klbClipBreak.</text:p>
      <text:p text:style-name="P11">This method should generally be called when creating segments other than the first on the line to set the worst-break to something more stringent than klbClipBreak.</text:p>
      <text:p text:style-name="P10">void <text:span text:style-name="T2">setRightToLeft</text:span>(bool fParaRtl)</text:p>
      <text:p text:style-name="P10">bool <text:span text:style-name="T2">rightToLeft</text:span>()</text:p>
      <text:p text:style-name="P11">Used to indicate the overall direction of the paragraph of which the segment is a part. The default value is false.</text:p>
      <text:p text:style-name="P10">void <text:span text:style-name="T2">setTrailingWs</text:span>(TrWsHandling twsh)</text:p>
      <text:p text:style-name="P10">TrWsHandling <text:span text:style-name="T2">trailingWs</text:span>()</text:p>
      <text:p text:style-name="P11">Used to indicate the method of handling trailing white-space. Possible values are:</text:p>
      <text:list text:style-name="RTF_5f_Num_20_3">
        <text:list-item>
          <text:p text:style-name="P13">ktwshAll – standard approach: requesting a LineBreakSegment will return as much text as will fit on the line, including all trailing whitespace.</text:p>
        </text:list-item>
        <text:list-item>
          <text:p text:style-name="P13">ktwshNoWs – all trailing whitespace will be stripped off of the end of the segment (i.e., the characters will not be included in the segment).</text:p>
        </text:list-item>
        <text:list-item>
          <text:p text:style-name="P13">ktwshOnlyWs – the resulting segment will include only whitespace. If the range of text to render does not begin with whitespace, the resulting segment is invalid, i.e., <text:span text:style-name="T1">segmentTermination</text:span> will return <text:span text:style-name="T1">kestNothingFit</text:span>.</text:p>
        </text:list-item>
      </text:list>
      <text:p text:style-name="P10">void <text:span text:style-name="T2">setPrevSegment</text:span>(Segment * prevSeg)</text:p>
      <text:p text:style-name="P10">Segment * <text:span text:style-name="T2">prevSegment</text:span>()</text:p>
      <text:p text:style-name="P11">By indicating the previous segment, the segment constructors can perform cross-line-boundary contextualization. If left NULL, the segment to be built will be unaware of the previous context.</text:p>
      <text:p text:style-name="P10">void <text:span text:style-name="T2">setSegmentForInit</text:span>(Segment * initSeg)</text:p>
      <text:p text:style-name="P10">Segment * <text:span text:style-name="T2">segmentForInit</text:span>()</text:p>
      <text:p text:style-name="P11">In some situations the previous segment is not available, and it is more convenient to obtain initialization information from a previously-existing segment that the newly created segment is intended to replace. This method provides a way to supply the original segment.</text:p>
      <text:p text:style-name="P10">void <text:span text:style-name="T2">setJustifier</text:span>(Justifier * justifier)</text:p>
      <text:p text:style-name="P10">Justifier * <text:span text:style-name="T2">justifier</text:span>()</text:p>
      <text:p text:style-name="P11">The justifier can be used by the<text:span text:style-name="T1"> LineBreakSegment </text:span>and<text:span text:style-name="T1"> BacktrackSegment </text:span>constructors to allow the low-level layout routines to make decisions about how much shrinking is permitted. If<text:span text:style-name="T1"> setJustifier </text:span>is not called, the justifier will be NULL which means shrinking is not permitted. (The justifier object is not needed for the<text:span text:style-name="T1"> RangeSegment </text:span>constructor, since the location of the end of the segment is indicated explicitly.)</text:p>
      <text:p text:style-name="P10">void <text:span text:style-name="T2">setLoggingStream</text:span>(std::ostream * outputStream)</text:p>
      <text:p text:style-name="P10">std::ostream * <text:span text:style-name="T2">loggingStream</text:span>()</text:p>
      <text:p text:style-name="P11">Indicate that the given stream should be used to record a log of the transduction process. This stream will most likely be a file stream representing the log file. If not set, the stream will be NULL which means that no log will be generated.</text:p>
      <text:p text:style-name="P10">void <text:span text:style-name="T2">setDumbFallback</text:span>(bool createDumbFallback)</text:p>
      <text:p text:style-name="P10">bool <text:span text:style-name="T2">dumbFallback</text:span>()</text:p>
      <text:p text:style-name="P11">If set to true, Graphite will not throw an exception when an error occurs in segment creation. Instead it will create and return a “dumb” segment. The fact the the segment is “dumb” can be determined by calling the<text:span text:style-name="T1"> errorCondition </text:span>method.</text:p>
      <text:p text:style-name="P11">If not set, the value will be false which means that an exception will be thrown when an error occurs.</text:p>
      <text:list text:style-name="RTF_5f_Num_20_4" text:continue-numbering="true">
        <text:list-item>
          <text:list text:continue-numbering="true">
            <text:list-item>
              <text:h text:style-name="P7" text:outline-level="2">Factory methods for copying segments</text:h>
            </text:list-item>
          </text:list>
        </text:list-item>
      </text:list>
      <text:p text:style-name="P10">Segment * <text:span text:style-name="T2">LineContextSegment</text:span>(Segment &amp; seg,<text:line-break/>bool startOfLine,<text:line-break/>bool endOfLine)</text:p>
      <text:p text:style-name="P11">This method is used when the start- or end-of-line state of a segment must be changed. This version actually creates and returns a new segment.</text:p>
      <text:p text:style-name="P11">Note: if there are no changes required, Graphite will make a fast copy of the segment.</text:p>
      <text:p text:style-name="P10">Segment * <text:span text:style-name="T2">JustifiedSegment</text:span>(Segment &amp; seg,<text:line-break/>float newWidth)</text:p>
      <text:p text:style-name="P11">This method is used when a segment should be stretched to achieve justification. It creates and returns a new segment.</text:p>
      <text:p text:style-name="P10">Segment * <text:span text:style-name="T2">WhiteSpaceSegment</text:span>(Segment &amp; seg,<text:line-break/>int newDirectionDepth)</text:p>
      <text:p text:style-name="P11">This method is used when a segment needs to be changed from “upstream” to “downstream” (that is, matching the paragraph direction). It creates and returns a new segment.</text:p>
      <text:p text:style-name="P11">If the original is not the sort of segment that can change direction (i.e., not a trailing white-space segment), then the resulting segment will be an exact copy of the original, and the direction depth will not match the requested value.</text:p>
      <text:list text:style-name="RTF_5f_Num_20_4" text:continue-numbering="true">
        <text:list-item>
          <text:list text:continue-numbering="true">
            <text:list-item>
              <text:h text:style-name="P7" text:outline-level="2">General access methods</text:h>
            </text:list-item>
          </text:list>
        </text:list-item>
      </text:list>
      <text:p text:style-name="P10">float <text:span text:style-name="T2">advanceWidth</text:span>();</text:p>
      <text:p text:style-name="P11">Returns the advance width of the entire segment, i.e., the distance from the origin of the left-most glyph to the advance of the right-most. The advance-width of an end-of-line segment does not include the width of the trailing whitespace.</text:p>
      <text:p text:style-name="P10">Rect <text:span text:style-name="T2">boundingRect</text:span>();</text:p>
      <text:p text:style-name="P11">Returns the bounding rectangle of the segment, that is, the rectangle in which pixels are actually drawn. The origin of the rectangle is the origin of the left-most glyph and the baseline. The returned rectangle will be at least large enough to encompass the full height of the font and the width of the segment, but it may be larger if some of the glyphs extend outside of this region.</text:p>
      <text:p text:style-name="P11">A Rect is a rectangle whose coordinates are specified by floating point values.</text:p>
      <text:p text:style-name="P10">Font &amp; <text:span text:style-name="T2">getFont</text:span>();</text:p>
      <text:p text:style-name="P11">Returns a copy of the Graphite font that was used to generate the segment. (NOTE: for the WinFont subclass, this copy of the font does not contain a valid device context.)</text:p>
      <text:p text:style-name="P10">ITextSource &amp; <text:span text:style-name="T2">getText</text:span>();</text:p>
      <text:p text:style-name="P11">Returns the text-source on which the segment is based.</text:p>
      <text:p text:style-name="P10">bool <text:span text:style-name="T2">rightToLeft</text:span>();</text:p>
      <text:p text:style-name="P11">Returns true if the segment is rendered from right to left.</text:p>
      <text:p text:style-name="P10">int <text:span text:style-name="T2">directionDepth</text:span>(bool * pfWeak = NULL);</text:p>
      <text:p text:style-name="P11">Returns the direction depth of the segment, to allow the application to handle bidirectional text. This is the depth in terms of the Unicode Bidi Algorithm; i.e., left-to-right text is always assigned an even depth and right-to-left text is always odd. </text:p>
      <text:p text:style-name="P11">Optionally, return a flag indicating whether the directionality is weak (generally, a white-space-only segment that may need to be adjusted according to the requirements of the Unicode Bidi Algorithm).</text:p>
      <text:p text:style-name="P10">bool <text:span text:style-name="T2">paraRightToLeft</text:span>();</text:p>
      <text:p text:style-name="P11">Returns true if the segment is intended to be part of a right-to-left paragraph. (This information is passed from the application to the segment when the segment is created.)</text:p>
      <text:p text:style-name="P10">toffset <text:span text:style-name="T2">startCharacter</text:span>();</text:p>
      <text:p text:style-name="P11">Returns the index of the first character of the corresponding text-stream that is represented by this segment. The index are relative to the start of the text-source.</text:p>
      <text:p text:style-name="P10">toffset <text:span text:style-name="T2">stopCharacter</text:span>();</text:p>
      <text:p text:style-name="P11">Returns the index of one after the last character of the corresponding text-stream that is represented by this segment. The index are relative to the start of the text-source.</text:p>
      <text:p text:style-name="P10">LineBrk <text:span text:style-name="T2">startBreakWeight</text:span>();</text:p>
      <text:p text:style-name="P11">Returns the break-weight at the start of the segment.</text:p>
      <text:p text:style-name="P11">Break-weight values range from about 10 (best) to 40 (worst). Specific values are:</text:p>
      <text:list text:style-name="RTF_5f_Num_20_3">
        <text:list-item>
          <text:p text:style-name="P13">klbWsBreak = 10 – a white-space break.</text:p>
        </text:list-item>
        <text:list-item>
          <text:p text:style-name="P13">klbWordBreak = 15 – a word break that does not involve whitepsace.</text:p>
        </text:list-item>
        <text:list-item>
          <text:p text:style-name="P13">klbHyphenBreak = 20 – an acceptable intra-word break; may or may not involve a hyphen, depending on the script’s conventions.</text:p>
        </text:list-item>
        <text:list-item>
          <text:p text:style-name="P13">klbLetterBreak = 30 – an inappropriate intra-word break, for instance, at a place that does not represent a syllable boundary.</text:p>
        </text:list-item>
        <text:list-item>
          <text:p text:style-name="P13">klbClipBreak = 40 – a break that would be the equivalent of clipping a character, such as between a base character and a diacritic, or between two characters that form a ligature.</text:p>
        </text:list-item>
      </text:list>
      <text:p text:style-name="P11">The exact meaning of breakweights depends on the implementation of the Graphite font.</text:p>
      <text:p text:style-name="P10">LineBrk <text:span text:style-name="T2">endBreakWeight</text:span>();</text:p>
      <text:p text:style-name="P11">Returns the break-weight at the end of the segment.</text:p>
      <text:p text:style-name="P10">float <text:span text:style-name="T2">stretch</text:span>();</text:p>
      <text:p text:style-name="P11">Returns the amount of stretch in the segment’s width (in pixels), beyond its natural width. If the segment is shrunk, returns a negative number.</text:p>
      <text:p text:style-name="P10">float <text:span text:style-name="T2">maxStretch</text:span>();</text:p>
      <text:p text:style-name="P11">Returns the maximum stretch possible.</text:p>
      <text:p text:style-name="P10">float <text:span text:style-name="T2">maxShrink</text:span>();</text:p>
      <text:p text:style-name="P11">Returns the maximum shrinkage possible.</text:p>
      <text:p text:style-name="P10">bool <text:span text:style-name="T2">startOfLine</text:span>();</text:p>
      <text:p text:style-name="P11">Returns the start-of-line flag used to create the segment.</text:p>
      <text:p text:style-name="P10">bool <text:span text:style-name="T2">endOfLine</text:span>();</text:p>
      <text:p text:style-name="P11">Returns the end-of-line flag used to create the segment.</text:p>
      <text:p text:style-name="P10">bool <text:span text:style-name="T2">hasLineBoundaryContext</text:span>();</text:p>
      <text:p text:style-name="P11">Returns true if changing the start-of-line or end-of-line flags could possibly have resulted in a different segment. If false, the LineContextSegment copy constructor will always create an identical segment.</text:p>
      <text:p text:style-name="P14">SegEnd <text:span text:style-name="T2">segmentTermination</text:span>();</text:p>
      <text:p text:style-name="P11">Returns a member of an enumeration indicating why the segment was terminated. The values are:</text:p>
      <text:list text:style-name="RTF_5f_Num_20_3">
        <text:list-item>
          <text:p text:style-name="P13">kestNoMore – segment rendered to the end of the text-source.</text:p>
        </text:list-item>
        <text:list-item>
          <text:p text:style-name="P13">kestMoreLines – segment ended because it ran out of available space on the line; another segment is needed.</text:p>
        </text:list-item>
        <text:list-item>
          <text:p text:style-name="P13">kestOkBreak – segment ended at the end of a font-run or the requested range, at a reasonable break point.</text:p>
        </text:list-item>
        <text:list-item>
          <text:p text:style-name="P13">kestBadBreak – segment ended at the end of a font-run, at a bad break point.</text:p>
        </text:list-item>
        <text:list-item>
          <text:p text:style-name="P13">kestHardBreak – segment ended due to a hard break character.</text:p>
        </text:list-item>
        <text:list-item>
          <text:p text:style-name="P13">kestMoreWhtsp – a following segment is needed that includes upstream trailing whitespace.</text:p>
        </text:list-item>
        <text:list-item>
          <text:p text:style-name="P13">kestNothingFit – the segment is invalid and should be deleted.</text:p>
        </text:list-item>
      </text:list>
      <text:p text:style-name="P14">void <text:span text:style-name="T2">getUniscribeClusters</text:span>(<text:line-break/>int * firstOfCluster,<text:line-break/>int maxChars,<text:line-break/>int * numChars,<text:line-break/>bool * clusterStartFlags,<text:line-break/>int maxClusters,<text:line-break/>int * numClusters);</text:p>
      <text:p text:style-name="P11">Returns information about Graphite rendering that is in the same form as that generated by the Uniscribe <text:span text:style-name="T1">ScriptShape</text:span> function.This can be used by clients who want to interact with Graphite more as if it were Uniscribe.</text:p>
      <text:p text:style-name="P11">The <text:span text:style-name="T1">firstOfCluster</text:span> array returns the index of the first glyph of the cluster for each <text:span text:style-name="T3">character</text:span>. The <text:span text:style-name="T1">clusterStartFlags</text:span> array returns an indication for each <text:span text:style-name="T3">glyph</text:span> whether or not it is the first glyph in its cluster.</text:p>
      <text:list text:style-name="RTF_5f_Num_20_4" text:continue-numbering="true">
        <text:list-item>
          <text:list text:continue-numbering="true">
            <text:list-item>
              <text:h text:style-name="P7" text:outline-level="2">Modification methods</text:h>
            </text:list-item>
          </text:list>
        </text:list-item>
      </text:list>
      <text:p text:style-name="P10">void <text:span text:style-name="T2">setTextSourceOffset</text:span>(toffset newStartChar);</text:p>
      <text:p text:style-name="P11">Sets the index of the first character relative to the text-source. Needed when editing operations have occurred in the text-source before the beginning of this segment, so that the segment now starts at a different place with respect to the text-source.</text:p>
      <text:list text:style-name="RTF_5f_Num_20_4" text:continue-numbering="true">
        <text:list-item>
          <text:list text:continue-numbering="true">
            <text:list-item>
              <text:h text:style-name="P7" text:outline-level="2">Measuring methods</text:h>
            </text:list-item>
          </text:list>
        </text:list-item>
      </text:list>
      <text:p text:style-name="P10">float <text:span text:style-name="T2">getRangeWidth</text:span>(<text:line-break/>toffset startChar, toffset stopChar, <text:line-break/>bool startLine = true, bool endLine = true, bool fSkipSpace = true);</text:p>
      <text:p text:style-name="P11">Return the width (in pixels) that would be required for a segment for the given range of characters, taking into account line-boundary contextualization as indicated. The <text:span text:style-name="T1">fSkipSpace</text:span> argument indicates whether to not include the width of trailing whitespace.</text:p>
      <text:p text:style-name="P11">When either of the <text:span text:style-name="T1">startLine</text:span> or <text:span text:style-name="T1">endLine</text:span> parameters is true, the returned width will include the adjustments indicated by the <text:span text:style-name="T1">measure.startOfLine</text:span> and <text:span text:style-name="T1">measure.endOfLine</text:span> Graphite attributes.</text:p>
      <text:p text:style-name="P11">In the case of a segment that includes cross-line-boundary contextualization, this method will ignore any glyphs that are “officially” part of this segment but rendered in another, or vice versa.</text:p>
      <text:p text:style-name="P10">toffset <text:span text:style-name="T2">findNextBreakPoint</text:span>(toffset startChar,<text:line-break/>LineBrk lbPref, LineBrk lbWorst,<text:line-break/>float maxWidth,<text:line-break/>float * pBreakWidth,<text:line-break/>bool startLine = true, bool endLine = true);</text:p>
      <text:p text:style-name="P11">Returns the next reasonable breakpoint after <text:span text:style-name="T1">startChar</text:span> resulting in a range that fits in the specified width.</text:p>
      <text:p text:style-name="P11">When either of the <text:span text:style-name="T1">startLine</text:span> or <text:span text:style-name="T1">endLine</text:span> parameters is true, the width will take into account any adjustments indicated by the <text:span text:style-name="T1">measure.startOfLine</text:span> and <text:span text:style-name="T1">measure.endOfLine</text:span> Graphite attributes.</text:p>
      <text:p text:style-name="P11">(Strictly speaking this method can be implemented by the client, using the <text:span text:style-name="T1">getRangeWidth</text:span> and <text:span text:style-name="T1">breakWeights</text:span> methods, but it is convenient and probably more efficient to include it in the API.)</text:p>
      <text:list text:style-name="RTF_5f_Num_20_4" text:continue-numbering="true">
        <text:list-item>
          <text:list text:continue-numbering="true">
            <text:list-item>
              <text:h text:style-name="P7" text:outline-level="2">Glyph access</text:h>
            </text:list-item>
          </text:list>
        </text:list-item>
      </text:list>
      <text:p text:style-name="P10">std::pair&lt; GlyphIterator, GlyphIterator &gt; <text:span text:style-name="T2">glyphs</text:span>()</text:p>
      <text:p text:style-name="P11">Returns a pair of <text:s/>iterators over a sequence of GlyphInfo objects. (Dereferencing a GlyphIterator returns a GlyphInfo object.) These objects contain a wide range of information about glyphs; see GlyphInfo below.</text:p>
      <text:p text:style-name="P11">The order of the glyphs is that generated by the Graphite rules. The glyphs are returned in logical order, that is, right-most first for right-to-left segments.</text:p>
      <text:p text:style-name="P10">std::pair&lt; GlyphIterator, GlyphIterator &gt; <text:span text:style-name="T2">charToGlyphs</text:span>(toffset charIndex)</text:p>
      <text:p text:style-name="P11">Returns a pair of iterators over a sequence of GlyphInfo objects. The sequence represents the list of glyphs that correspond to the given character. The index of the character is relative to the text-source.</text:p>
      <text:p text:style-name="P11">If the <text:span text:style-name="T1">charIndex</text:span> is out of range for this segment, or if the given character is not displayed as part of the segment, the sequence will be empty, and the two returned iterators will be invalid.</text:p>
      <text:list text:style-name="RTF_5f_Num_20_4" text:continue-numbering="true">
        <text:list-item>
          <text:list text:continue-numbering="true">
            <text:list-item>
              <text:list text:continue-numbering="true">
                <text:list-item>
                  <text:h text:style-name="P12" text:outline-level="3">GlyphIterator methods</text:h>
                </text:list-item>
              </text:list>
            </text:list-item>
          </text:list>
        </text:list-item>
      </text:list>
      <text:p text:style-name="P10">GlyphInfo <text:span text:style-name="T2">operator*</text:span>()</text:p>
      <text:p text:style-name="P11">Dereferencing a GlyphIterator returns a GlyphInfo object.</text:p>
      <text:p text:style-name="P10">GlyphIterator <text:span text:style-name="T2">operator++</text:span>()</text:p>
      <text:p text:style-name="P11">Increments to the next glyph in the sequence. (This is the prefix form.)</text:p>
      <text:p text:style-name="P10">GlyphIterator <text:span text:style-name="T2">operator+=</text:span>(int n)</text:p>
      <text:p text:style-name="P11">Increments by the given number of glyphs.</text:p>
      <text:p text:style-name="P10">bool <text:span text:style-name="T2">operator==</text:span>(GlyphIterator &amp; glyph)</text:p>
      <text:p text:style-name="P11">Returns true if the two iterators indicate the same glyph.</text:p>
      <text:p text:style-name="P10">bool <text:span text:style-name="T2">operator!=</text:span>(GlyphIterator &amp; glyph)</text:p>
      <text:p text:style-name="P11">Returns true if the two iterators do not indicate the same glyph.</text:p>
      <text:p text:style-name="P10">int <text:span text:style-name="T2">operator-</text:span>(GlyphIterator &amp; glyph)</text:p>
      <text:p text:style-name="P11">Returns the difference between the two iterators, that is, how many glyphs are in between the two glyphs indicated by the iterators. Returns kInvalid if the iterators are not based on the same set of glyphs.</text:p>
      <text:list text:style-name="RTF_5f_Num_20_4" text:continue-numbering="true">
        <text:list-item>
          <text:h text:style-name="P6" text:outline-level="1">GlyphInfo</text:h>
        </text:list-item>
      </text:list>
      <text:p text:style-name="P5">This object provides access to information for a single glyph. It should contain enough information to allow the client application to implement its own equivalent of SegmentPainter.</text:p>
      <text:p text:style-name="P5">Notice that we are using floating point numbers for the metrics. All coordinates are in logical units, the system in which the segment was created.</text:p>
      <text:p text:style-name="P10">glyphid<text:span text:style-name="T2"> glyphID</text:span>()</text:p>
      <text:p text:style-name="P11">Returns the glyph ID from the Graphite font. (For pseudo-glyphs, this is different from the pseudo-glyph ID used in the processing.)</text:p>
      <text:p text:style-name="P10">size_t <text:span text:style-name="T2">logicalIndex</text:span>()</text:p>
      <text:p text:style-name="P11">Returns the glyph’s index as generated by the final positioning pass. For right-to-left segments, the logically first (right-most) glyph returns an index of zero.</text:p>
      <text:p text:style-name="P10">float <text:span text:style-name="T2">origin</text:span>()</text:p>
      <text:p text:style-name="P11">Returns the glyph’s origin relative to the left of the segment.</text:p>
      <text:p text:style-name="P10">float <text:span text:style-name="T2">advanceWidth</text:span>()</text:p>
      <text:p text:style-name="P11">Returns the distance from the origin of this glyph to the origin of the next.</text:p>
      <text:p text:style-name="P10">float <text:span text:style-name="T2">advanceHeight</text:span>()</text:p>
      <text:p text:style-name="P11">Used instead of <text:span text:style-name="T1">advanceWidth</text:span> for vertical fonts; currently will always return zero.</text:p>
      <text:p text:style-name="P10">float <text:span text:style-name="T2">yOffset</text:span>()</text:p>
      <text:p text:style-name="P11">Returns the distance to raise glyph vertically when drawing.</text:p>
      <text:p text:style-name="P10">Rect <text:span text:style-name="T2">bb</text:span>()</text:p>
      <text:p text:style-name="P11">Returns the glyph’s bounding box, relative to the segment’s origin (left side and baseline). The Rect structure uses floating point coordinates.</text:p>
      <text:p text:style-name="P10">bool <text:span text:style-name="T2">isSpace</text:span>()</text:p>
      <text:p text:style-name="P11">Returns true if the glyph has no curves to draw.</text:p>
      <text:p text:style-name="P10">toffset <text:span text:style-name="T2">firstChar</text:span>()</text:p>
      <text:p text:style-name="P11">Returns the index of the first underlying character associated with this glyph. Index is relative to the start of the text-source, and is in terms of the encoding form indicated by the <text:span text:style-name="T1">TextSource::utfFormat()</text:span> method.</text:p>
      <text:p text:style-name="P10">toffset <text:span text:style-name="T2">lastChar</text:span>()</text:p>
      <text:p text:style-name="P11">Returns the index of the last underlying character associated with this glyph. Index is relative to the start of the text-source, and is in terms of the encoding form indicated by the <text:span text:style-name="T1">TextSource::utfFormat()</text:span> method.</text:p>
      <text:p text:style-name="P10">unsigned int <text:span text:style-name="T2">directionality</text:span>()</text:p>
      <text:p text:style-name="P11">Returns the direction assigned the glyph by the font and/or the bidi algorithm.</text:p>
      <text:p text:style-name="P10">unsigned int <text:span text:style-name="T2">directionLevel</text:span>()</text:p>
      <text:p text:style-name="P11">Returns the embedding direction of the glyph.</text:p>
      <text:p text:style-name="P10">bool <text:span text:style-name="T2">insertBefore</text:span>()</text:p>
      <text:p text:style-name="P11">Returns true if it is legal to create an insertion point before the character associated with this glyph.</text:p>
      <text:p text:style-name="P10">int <text:span text:style-name="T2">breakweight</text:span>()</text:p>
      <text:p text:style-name="P11">Returns the breakweight of the character(s) associated with this glyph. If a positive number, it represents the quality of a break after the given character; if negative, it represents the quality of a break before the character.</text:p>
      <text:p text:style-name="P11">Note that since the linebreak table (where breakweights are usually set) is run before the substitution table, all the glyphs associated with a given character will mostly likely have the same breakweight value. Therefore, when asking a character for its breakweight, it will generally be adequate to query a single glyph associated with that character.</text:p>
      <text:p text:style-name="P10">bool <text:span text:style-name="T2">isAttached</text:span>()</text:p>
      <text:p text:style-name="P11">Returns true if this glyph is attached to any other, or if any glyph is attached to this one.</text:p>
      <text:p text:style-name="P10">GlyphIterator <text:span text:style-name="T2">attachedClusterBase</text:span>()</text:p>
      <text:p text:style-name="P11">Returns an iterator indicating this glyph’s attachment base glyph. The attachment base is the final glyph in the chain that is not attached to any other; for instance, if C is attached to B and B is attached to A, the attachment base for C is A. Returns an iterator indicating self if the glyph is not attached to any other. </text:p>
      <text:p text:style-name="P10">std::pair&lt; GlyphIterator, GlyphIterator &gt; <text:span text:style-name="T2">attachedClusterGlyphs</text:span>()</text:p>
      <text:p text:style-name="P11">Returns a pair of iterators indicating of all the glyphs for which this is the base of the attachment cluster (see <text:span text:style-name="T1">attachmentClusterBas</text:span>e).The glyphs are returned in no particular order. The list does not include the glyph itself. Returns an empty list if this glyph is not an attachment base.</text:p>
      <text:p text:style-name="P10">float <text:span text:style-name="T2">attachedClusterAdvance</text:span>()</text:p>
      <text:p text:style-name="P11">Returns the advance width for the entire cluster of attached glyphs. For glyphs that are not attached to any other, this method returns the advance width of the single glyph. For glyphs that are in middle of a cluster (attached to another glyph, with other glyphs attached to them), it returns the advance width of the sub-cluster.</text:p>
      <text:p text:style-name="P10">float <text:span text:style-name="T2">maxStretch</text:span>(size_t level)</text:p>
      <text:p text:style-name="P11">Returns how many pixels (i.e., logical units) this glyph may be stretched by.</text:p>
      <text:p text:style-name="P10">float <text:span text:style-name="T2">maxShrink</text:span>(size_t level)</text:p>
      <text:p text:style-name="P11">Returns how many pixels (i.e., logical units) this glyph may be shrunk by.</text:p>
      <text:p text:style-name="P10">float <text:span text:style-name="T2">stretchStep</text:span>(size_t level)</text:p>
      <text:p text:style-name="P11">Returns an indication of how many pixels (i.e., logical units) must be added at a time (e.g., the kashida size) when stretching a glyph.</text:p>
      <text:p text:style-name="P10">byte <text:span text:style-name="T2">justWeight</text:span>(size_t level)</text:p>
      <text:p text:style-name="P11">Returns the level of priority to give to stretching this glyph, compared to the other glyphs in the segment.</text:p>
      <text:p text:style-name="P10">float <text:span text:style-name="T2">justWidth</text:span>(size_t level)</text:p>
      <text:p text:style-name="P11">Returns the actual width that was added to this glyph in order to justify the segment. Value will be zero if the segment is not justified.</text:p>
      <text:p text:style-name="P10">float <text:span text:style-name="T2">measureStartOfLine</text:span>()</text:p>
      <text:p text:style-name="P11">Returns the amount by which the width of this glyph would change if it were first on the line. (Value will be zero if the glyph is actually first on the line, unless the GDL programmer has done something unexpected.)</text:p>
      <text:p text:style-name="P10">float <text:span text:style-name="T2">measureEndOfLine</text:span>()</text:p>
      <text:p text:style-name="P11">Returns the amount by which the width of this glyph would change if it were last on the line. (Value will be generally zero if the glyph is actually last on the line, unless the GDL programmer has done something unexpected.)</text:p>
      <text:p text:style-name="P10">size_t <text:span text:style-name="T2">numberOfComponents</text:span>()</text:p>
      <text:p text:style-name="P11">Returns the number of ligature components this glyph has; 0 if the glyph is not a ligature.</text:p>
      <text:p text:style-name="P10">Rect <text:span text:style-name="T2">componentBox</text:span>(size_t component)</text:p>
      <text:p text:style-name="P11">Returns the coordinates of the given component’s visual space, relative to the origin (up is positive). If the component index is out of range, return value is (0,0,0,0).</text:p>
      <text:p text:style-name="P10">toffset <text:span text:style-name="T2">componentFirstChar</text:span>(size_t component)</text:p>
      <text:p text:style-name="P11">Returns the index of the first underlying character associated with the given component. Index is relative to the start of the text-source, and is in terms of the encoding from indicated by the <text:span text:style-name="T1">TextSource::utfFormat()</text:span> method.</text:p>
      <text:p text:style-name="P10">toffset <text:span text:style-name="T2">componentLastChar</text:span>(size_t component)</text:p>
      <text:p text:style-name="P11">Returns the index of the last underlying character associated with the given component. Index is relative to start of the text-source, and is in terms of the encoding form indicated by the <text:span text:style-name="T1">TextSource::utfFormat()</text:span> method.</text:p>
      <text:p text:style-name="P10">bool <text:span text:style-name="T2">erroneous</text:span>()</text:p>
      <text:p text:style-name="P11">Returns true if there was some sort of error in generating this glyph.</text:p>
      <text:p text:style-name="P11">In the current implementation, all glyphs in a segment are either erroneous or not. Future enhancements may permit a segment with some erroneous glyphs and others correctly generated.</text:p>
      <text:list text:style-name="RTF_5f_Num_20_4" text:continue-numbering="true">
        <text:list-item>
          <text:h text:style-name="P6" text:outline-level="1">SegmentPainter</text:h>
        </text:list-item>
      </text:list>
      <text:p text:style-name="P5">A SegmentPainter object is used to handle all the drawing and cursor-related routines associated with a segment. The class must be subclassed for different kinds of applications and platforms. Some applications may choose to not use a SegmentPainter at all: some do not have any editing needs, and others prefer to do their own drawing and cursor handling using the glyph information obtained directly from the segment. SegmentPainter implementations may choose to cache a representation of the segment optimized for certain kinds of operations, such as drawing.</text:p>
      <text:p text:style-name="P5">This class incorporates any needed graphics-related functionality that was previously handled by GrGraphics, such as <text:span text:style-name="T1">DrawTextExt</text:span>, <text:span text:style-name="T1">InvertRect</text:span>, etc.</text:p>
      <text:p text:style-name="P5">Note: a <text:span text:style-name="T1">gr::Rect</text:span> (as defined within the <text:span text:style-name="T1">gr::</text:span> namespace) is a rectangle whose coordinates are specified by floating point values.</text:p>
      <text:p text:style-name="P5">The SegmentPainter class incorporates transformation rectangles for scrolling and zooming. This functionality was previous handled as rectangle arguments to many of the GrSegment methods. The conversion between the old rectangle system and the new system is the following:</text:p>
      <text:p text:style-name="P15">xOrigin = sourceRect.left * -1;</text:p>
      <text:p text:style-name="P15">yOrigin = sourceRect.top * -1;</text:p>
      <text:p text:style-name="P15">xPosition = destRect.left;</text:p>
      <text:p text:style-name="P15">yPosition = destRect.top;</text:p>
      <text:p text:style-name="P15">xFactor = (destRect.right – destRect.left) /<text:line-break/><text:tab/> <text:tab/> (sourceRect.right – sourceRect.left);</text:p>
      <text:p text:style-name="P15">yFactor = (destRect.top – destRect.bottom) /<text:line-break/><text:tab/> <text:tab/> (sourceRect.top – sourceRect.bottom);</text:p>
      <text:list text:style-name="RTF_5f_Num_20_4" text:continue-numbering="true">
        <text:list-item>
          <text:list text:continue-numbering="true">
            <text:list-item>
              <text:h text:style-name="P7" text:outline-level="2">Constructor and initialization</text:h>
            </text:list-item>
          </text:list>
        </text:list-item>
      </text:list>
      <text:p text:style-name="P10"><text:span text:style-name="T2">SegmentPainter</text:span>(Segment * segment,<text:line-break/>float xOrigin = 0,<text:line-break/>float yOrigin = 0)</text:p>
      <text:p text:style-name="P11">The x and y origins initialize the source rectangle.</text:p>
      <text:p text:style-name="P11">Subclasses will need to initialize the object with some appropriate indication of a graphics device.</text:p>
      <text:p text:style-name="P10">void <text:span text:style-name="T2">setOrigin</text:span>(float xOrigin, float yOrigin)</text:p>
      <text:p text:style-name="P11">Set the origin in logical units. This can be thought of as the distance from the top of the document to the top of the segment, in the coordinates used for laying out the segment.</text:p>
      <text:p text:style-name="P11">This method duplicates the functionality of the optional parameters on the constructor.</text:p>
      <text:p text:style-name="P10">void <text:span text:style-name="T2">setPosition</text:span>(float xPosition, float yPosition)</text:p>
      <text:p text:style-name="P11">Set the offset at which to draw, in pixels. This can be used to handle scrolling. </text:p>
      <text:p text:style-name="P11">The positions and the scaling factors together replace the destination rectangle formerly passed to many of the segment routines; the positions replace the top-left location, and the scaling factors replace the size of the rectangle.</text:p>
      <text:p text:style-name="P10">void <text:span text:style-name="T2">setScalingFactors</text:span>(float xFactor, float yFactor)</text:p>
      <text:p text:style-name="P11">Sets the scaling factors for the transformation rectangle.</text:p>
      <text:p text:style-name="P10">void <text:span text:style-name="T2">setBuggyDisplayFormat</text:span>(int strategy, long textColor, long backColor, long underlineColor)</text:p>
      <text:p text:style-name="P11">Indicates how text should be displayed if Graphite encountered some problem in generating the segment (bad or missing font tables, or a bug in the engine).</text:p>
      <text:p text:style-name="P11">Possible strategies include: no change, plain underline, wavy underline, plain strikethrough, wavy strikethrough.</text:p>
      <text:p text:style-name="P11">Currently not handled in the stock implementation of SegmentPainter.</text:p>
      <text:list text:style-name="RTF_5f_Num_20_4" text:continue-numbering="true">
        <text:list-item>
          <text:list text:continue-numbering="true">
            <text:list-item>
              <text:h text:style-name="P7" text:outline-level="2">General methods</text:h>
            </text:list-item>
          </text:list>
        </text:list-item>
      </text:list>
      <text:p text:style-name="P10">void <text:span text:style-name="T2">paint</text:span>()</text:p>
      <text:p text:style-name="P11">Draws the segment at the stored location. (Replaces the version 1 <text:span text:style-name="T1">DrawSegment</text:span> method.)</text:p>
      <text:p text:style-name="P10">bool <text:span text:style-name="T2">drawInsertionPoint</text:span>(<text:line-break/>toffset charIndex,<text:line-break/>bool associateWithPrevChar,<text:line-break/>bool turnOn,<text:line-break/>bool forceSplit)</text:p>
      <text:p text:style-name="P11">Draws the insertion point before the given character.</text:p>
      <text:p text:style-name="P11">The second argument indicates whether the insertion point should be associated with the previous character as opposed to the following one. This can make a difference when dealing with split insertion bars and at line breaks.</text:p>
      <text:p text:style-name="P11">The <text:span text:style-name="T1">forceSplit</text:span> argument is needed to handle the obscure situations where there is reordering around the boundaries of segments. Consider the following rendering of the string “englishHEBREW”:</text:p>
      <text:p text:style-name="P16">englishWERBEH</text:p>
      <text:p text:style-name="P11">Assuming this rendering involves two segments, if the insertion point is between the “h” and the “H”, a split cursor is required on both segments. However, there is no way for either segment to figure this out; it can only be determined by the application as it consults the neighboring segment. So the <text:span text:style-name="T1">forceSplit</text:span> variable can be used to inform Graphite of this fact.</text:p>
      <text:p text:style-name="P10">bool <text:span text:style-name="T2">positionsOfIP</text:span>(<text:line-break/>toffset charIndex,<text:line-break/>bool associateWithPrevChar, <text:line-break/>bool forceSplit,<text:line-break/>Rect * rectPrimary,<text:line-break/>Rect * rectSecondary)</text:p>
      <text:p text:style-name="P11">Returns rectangles indicating the locations of the cursor position(s). Invalid rectangles are returned as (0,0,0,0).</text:p>
      <text:p text:style-name="P11">See <text:span text:style-name="T1">drawInsertionPoint</text:span> for a description of the <text:span text:style-name="T1">associateWithPrevChar</text:span> and <text:span text:style-name="T1">forceSplit</text:span> arguments.</text:p>
      <text:p text:style-name="P10">bool <text:span text:style-name="T2">drawSelectionRange</text:span>(<text:line-break/>toffset charAnchor,<text:line-break/>toffset charEnd, <text:line-break/>float lineTop,<text:line-break/>float lineBottom,<text:line-break/>bool turnOn)</text:p>
      <text:p text:style-name="P11">Highlights a range of text. Return false if there is nothing to draw.</text:p>
      <text:p text:style-name="P10">bool <text:span text:style-name="T2">positionsOfRange</text:span>(<text:line-break/>toffset anchorIndex,<text:line-break/>toffset endptIndex, <text:line-break/>float lineTop,<text:line-break/>float lineBottom,<text:line-break/>Rect * positions)</text:p>
      <text:p text:style-name="P11">Returns a rectangle indicating the location of the range. Also returns a flag indicating whether the returned rectangle is valid. (An invalid rectangle is returned as (0,0,0,0).)</text:p>
      <text:p text:style-name="P10">size_t <text:span text:style-name="T2">getUnderlinePlacement</text:span>(<text:line-break/>toffset charStart,<text:line-break/>toffset charStop,<text:line-break/>bool skipTrailingSpace,<text:line-break/>size_t maxLineSegs,<text:line-break/>float * lineSegmentStarts,<text:line-break/>float * lineSegmentEnds,<text:line-break/>float * yPositions = NULL)</text:p>
      <text:p text:style-name="P11">Returns a set of line segments that can be used to underline the given range of text. The return value of the method is the number of line segments required.</text:p>
      <text:p text:style-name="P11">The maxLineSegs argument indicates the size of the arrays; if the return value is less than maxLineSegs, the client needs to allocate larger arrays.</text:p>
      <text:p text:style-name="P11">The <text:span text:style-name="T1">yPositions</text:span> parameter values reflect the fact that in the case of subscripts, the underline generally needs to be lower vertically to avoid colliding with the text.</text:p>
      <text:list text:style-name="RTF_5f_Num_20_4" text:continue-numbering="true">
        <text:list-item>
          <text:list text:continue-numbering="true">
            <text:list-item>
              <text:list text:continue-numbering="true">
                <text:list-item>
                  <text:h text:style-name="P12" text:outline-level="3">Non-device methods</text:h>
                </text:list-item>
              </text:list>
            </text:list-item>
          </text:list>
        </text:list-item>
      </text:list>
      <text:p text:style-name="P5">The following methods do not involve drawing. But it seems likely that they will be used by the same client module that does drawing, and also that they are likely to <text:span text:style-name="T3">not</text:span> be wanted in the same situation where no SegmentPainter is wanted (i.e., where the client handles all the drawing itself). So for these reasons they are included as part of the SegmentPainter interface.</text:p>
      <text:p text:style-name="P10">void <text:span text:style-name="T2">pointToChar</text:span>(<text:line-break/>Point clickPosition,<text:line-break/>toffset * charIndex, <text:line-break/>bool * associateWithPrevChar)</text:p>
      <text:p text:style-name="P11">Converts a mouse-click location to a character index. The Point object uses floating-point coordinates.</text:p>
      <text:p text:style-name="P11">The third argument returns an indication of whether the resulting insertion point should be associated with the previous or following character. For instance, clicking on the trailing edge of the previous character would return <text:span text:style-name="T1">associateWithPrevChar</text:span> = true, clicking on the leading edge of the following character would return false; the <text:span text:style-name="T1">charIndex</text:span> value would be the same in both cases.</text:p>
      <text:p text:style-name="P10">IpValidResult <text:span text:style-name="T2">isValidInsertionPoint</text:span>(toffset charIndex)</text:p>
      <text:p text:style-name="P11">Returns kipvrOkay if it is legal to create an insertion point at the given character location; returns kipvrBad if it is not legal, and kipvrUnknown if the segment is unable to determine the legality.</text:p>
      <text:p text:style-name="P10">bool <text:span text:style-name="T2">doBoundariesConcide</text:span>(bool boundaryEnd, bool boundaryRight)</text:p>
      <text:p text:style-name="P11">Returns true if the given logical and physical boundaries coincide. This can be used by the client to decide whether to draw normal or split cursors.</text:p>
      <text:p text:style-name="P10">toffset <text:span text:style-name="T2">arrowKeyPosition</text:span>(<text:line-break/>toffset charIndex, <text:line-break/>bool * associateWithPrevChar,<text:line-break/>bool movingRight,<text:line-break/>bool * inThisSeg)</text:p>
      <text:p text:style-name="P11">Returns a character index corresponding to a left- or right-arrow-key movement. The <text:span text:style-name="T1">inThisSeg</text:span> argument takes the value true if the <text:span text:style-name="T1">charIndex</text:span> is initially with in this segment, and returns true if a legitimate index can be found within this segment (i.e., it combines the version 1 <text:span text:style-name="T1">fMovingIn</text:span> and <text:span text:style-name="T1">pfRet</text:span> arguments).</text:p>
      <text:p text:style-name="P10">toffset <text:span text:style-name="T2">extendSelectionPosition</text:span>(<text:line-break/>toffset endptIndex,<text:line-break/>bool assocPrevMatch,<text:line-break/>bool assocPrevNeeded,<text:line-break/>toffset anchorIndex,<text:line-break/>bool movingRight,<text:line-break/>bool * inThisSeg)</text:p>
      <text:p text:style-name="P11">Returns the character index corresponding to a shift-left- or shift-right-arrow. The <text:span text:style-name="T1">inThisSeg</text:span> argument takes the value true if the <text:span text:style-name="T1">endptIndex</text:span> is initially within this segment, and returns true if a legitimate index can be found within this segment.</text:p>
      <text:list text:style-name="RTF_5f_Num_20_4" text:continue-numbering="true">
        <text:list-item>
          <text:list text:continue-numbering="true">
            <text:list-item>
              <text:h text:style-name="P7" text:outline-level="2">Possible additions</text:h>
            </text:list-item>
          </text:list>
        </text:list-item>
      </text:list>
      <text:p text:style-name="P5">These may be useful it if turns out to be expensive to create SegmentPainters; they would allow a single segment-painter object to be used for multiple segments. These will not be included unless a definite need is known.</text:p>
      <text:p text:style-name="P10">Segment * <text:span text:style-name="T2">segment</text:span>()</text:p>
      <text:p text:style-name="P11">Return the segment currently being drawn.</text:p>
      <text:p text:style-name="P10">void <text:span text:style-name="T2">setSegment</text:span>(Segment * pSegment)</text:p>
      <text:p text:style-name="P11">Set (or change) the segment to draw.</text:p>
      <text:list text:style-name="RTF_5f_Num_20_4" text:continue-numbering="true">
        <text:list-item>
          <text:h text:style-name="P6" text:outline-level="1">Justifier</text:h>
        </text:list-item>
      </text:list>
      <text:p text:style-name="P5">A Justifier object is implemented by the client (with a stock implementation provided as part of the Graphite open-source code). It is in effect a call-back object that Graphite uses to make decisions about stretching and shrinking glyphs in order to produce justified layout. When justification is requested, the Graphite engine calls the Justifier at key points in the glyph layout process.</text:p>
      <text:p text:style-name="P5">The Justifier functions by interacting with an implementation of IGraphiteProcess. The IGraphiteProcess represents the Graphite engine at an intermediate stage in the layout process. The Justifier reads relevant attributes from the glyphs (such as<text:span text:style-name="T1"> justify.stretch</text:span>,<text:span text:style-name="T1"> justify.shrink</text:span>,<text:span text:style-name="T1"> justify.step</text:span>, and <text:span text:style-name="T1">justify.weight</text:span>), assigns stretch and/or shrink values, and then sets the<text:span text:style-name="T1"> justify.width </text:span>attribute accordingly. The attributes are read and set using the interface methods of IGraphiteProcess.</text:p>
      <text:p text:style-name="P10">void <text:span text:style-name="T2">adjustGlyphWidths</text:span>(<text:line-break/>IGraphiteProcess * gproc,<text:line-break/>unsigned int glyphStart, unsigned int glyphStop,<text:line-break/>float currentWidth,<text:line-break/>float desiredWidth,<text:line-break/>int justificationLevel)</text:p>
      <text:p text:style-name="P11">This method is called by the Graphite engine just after the Bidi pass (or after the last substitution pass, if there is no Bidi pass) and just before the justification and positioning passes. This Justifier method is primarily responsible for setting the <text:span text:style-name="T1">justify.width</text:span> attribute of the glyphs to to indicate the amount by which each should be stretched or shrunk. To do this it reads relevant attributes such as <text:span text:style-name="T1">justify.stretch</text:span>, <text:span text:style-name="T1">justify.shrink</text:span>, <text:span text:style-name="T1">justify.step</text:span>, and <text:span text:style-name="T1">justify.weight</text:span> and makes decisions about which glyphs should be adjusted and by how much.</text:p>
      <text:p text:style-name="P11">In multi-level justification, this method will be called once for each level, starting with the most complex (highest) used in the font.</text:p>
      <text:p text:style-name="P11">The <text:span text:style-name="T1">glyphStart</text:span> and <text:span text:style-name="T1">glyphStop</text:span> arguments generally represent the entire range of the segment. No special adjustment is made for the fact that it is generally inappropriate to stretch trailing whitespace; it is the responsibility of the font to handle this situation appropriately (i.e., explicitly set the <text:span text:style-name="T1">justify.stretch</text:span> attribute to zero for trailing whitespace).</text:p>
      <text:list text:style-name="RTF_5f_Num_20_4" text:continue-numbering="true">
        <text:list-item>
          <text:list text:continue-numbering="true">
            <text:list-item>
              <text:h text:style-name="P7" text:outline-level="2">For future consideration</text:h>
            </text:list-item>
          </text:list>
        </text:list-item>
      </text:list>
      <text:p text:style-name="P10">void <text:span text:style-name="T2">suggestShrinkAndBreak</text:span>(<text:line-break/>IGraphiteProcess * gproc,<text:line-break/>unsigned int glyphStart, unsigned int glyphStop,<text:line-break/>float currentWidth,<text:line-break/>LineBreak lbPref, LineBreak lbMax,<text:line-break/>int justificationLevel,<text:line-break/>int * shrinkWidth,<text:line-break/>LineBreak * plbToTry)</text:p>
      <text:p text:style-name="P11">This method may be needed if it is determined that it is necessary for low-level paragraph layout to allow shrinking of segments. Low-level layout means layout where linebreak locations are determined using a “fit-as-much-as-you-can” approach. This method returns an amount by which the segment can shrink and a recommended breakweight.</text:p>
      <text:p text:style-name="P11">This method is called just after the the Bidi pass (or after the last substitution pass, if there is no Bidi pass) and just before the justification and positioning passes.</text:p>
      <text:p text:style-name="P11">The <text:span text:style-name="T1">glyphStop</text:span> argument is adjusted by Graphite to not include any trailing whitespace, since it does not make sense to shrink such glyphs. (Hmm…this is inconsistent with <text:span text:style-name="T1">adjustGlyphWidths</text:span>.)</text:p>
      <text:list text:style-name="RTF_5f_Num_20_4" text:continue-numbering="true">
        <text:list-item>
          <text:h text:style-name="P17" text:outline-level="1">Version History</text:h>
        </text:list-item>
      </text:list>
      <text:p text:style-name="P18">1.1—16-Mar-2006: Added GlyphInfo::isAttached, attachedClusterBase, attachedClusterGlyphs, and attachedClusterAdvance; fixed firstChar, lastChar, componentFirstChar, and componentLastChar.</text:p>
      <text:p text:style-name="P18">1.2—1-Dec-2006: Added paraRightToLeft; 20-March-2007: Added description of ktwsh values and kestNothingFit, associateWithPrevChar argument.</text:p>
      <text:list text:style-name="RTF_5f_Num_20_4" text:continue-numbering="true">
        <text:list-item>
          <text:h text:style-name="P17" text:outline-level="1">File Name</text:h>
        </text:list-item>
      </text:list>
      <text:p text:style-name="P19"><text:user-field-get text:name="FILENAME">V2 Segment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Times New Roman1"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1"/>
    </style:style>
    <style:style style:name="Title" style:family="paragraph" style:parent-style-name="Standard" style:next-style-name="Subtitle" style:class="chapter">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default-outline-level="1">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default-outline-level="2">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1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3035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P1"><text:span text:style-name="T1"><text:user-field-get text:name="TITLE">Graphite API Version 2</text:user-field-get></text:span>, Page <text:page-number style:num-format="1" text:select-page="current">19</text:page-number> of <text:page-count style:num-format="1">19</text:page-count></text:p>
        <text:p text:style-name="P1"><text:span text:style-name="T2"><text:user-field-get text:name="AUTHOR">Sharon Correll</text:user-field-get></text:span><text:span text:style-name="T2">, </text:span><text:span text:style-name="T2"><text:date style:data-style-name="N106" text:date-value="2007-03-30T09:43:34.63">30-Mar-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9:41:17</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9" meta:paragraph-count="328" meta:word-count="5446" meta:character-count="35743"/>
  </office:meta>
</office:document-meta>
</file>